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5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2.226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113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208cm"/>
    </style:style>
    <style:style style:name="co10" style:family="table-column">
      <style:table-column-properties fo:break-before="auto" style:column-width="0.891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1.45cm"/>
    </style:style>
    <style:style style:name="co14" style:family="table-column">
      <style:table-column-properties fo:break-before="auto" style:column-width="0.954cm"/>
    </style:style>
    <style:style style:name="co15" style:family="table-column">
      <style:table-column-properties fo:break-before="auto" style:column-width="1.177cm"/>
    </style:style>
    <style:style style:name="co16" style:family="table-column">
      <style:table-column-properties fo:break-before="auto" style:column-width="1.05cm"/>
    </style:style>
    <style:style style:name="co17" style:family="table-column">
      <style:table-column-properties fo:break-before="auto" style:column-width="1.344cm"/>
    </style:style>
    <style:style style:name="co18" style:family="table-column">
      <style:table-column-properties fo:break-before="auto" style:column-width="1.462cm"/>
    </style:style>
    <style:style style:name="co19" style:family="table-column">
      <style:table-column-properties fo:break-before="auto" style:column-width="1.272cm"/>
    </style:style>
    <style:style style:name="co20" style:family="table-column">
      <style:table-column-properties fo:break-before="auto" style:column-width="1.494cm"/>
    </style:style>
    <style:style style:name="co21" style:family="table-column">
      <style:table-column-properties fo:break-before="auto" style:column-width="1.849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4.858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1.5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Efter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Efter.C2"/>
    </style:style>
    <style:style style:name="ce1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Efter.C2"/>
    </style:style>
    <style:style style:name="ce16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78" style:family="table-cell" style:parent-style-name="Default" style:data-style-name="N36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2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2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76" style:family="table-cell" style:parent-style-name="Default" style:data-style-name="N36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61"/>
    </style:style>
    <style:style style:name="ce26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2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F61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Efter.C2"/>
    </style:style>
    <style:style style:name="ce33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G61"/>
    </style:style>
    <style:style style:name="ce3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G61"/>
    </style:style>
    <style:style style:name="ce90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1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9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93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G61"/>
    </style:style>
    <style:style style:name="ce95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9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9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K61"/>
    </style:style>
    <style:style style:name="ce3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L6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  <style:map style:condition="cell-content()&gt;0" style:apply-style-name="ConditionalStyle_5f_6" style:base-cell-address="Efter.E2"/>
    </style:style>
    <style:style style:name="ce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P61"/>
    </style:style>
    <style:style style:name="ce4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Q61"/>
    </style:style>
    <style:style style:name="ce4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Q61"/>
    </style:style>
    <style:style style:name="ce104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Q61"/>
    </style:style>
    <style:style style:name="ce105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Q61"/>
    </style:style>
    <style:style style:name="ce4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Z15"/>
    </style:style>
    <style:style style:name="ce4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Z19"/>
    </style:style>
    <style:style style:name="ce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Z20"/>
    </style:style>
    <style:style style:name="ce4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Z34"/>
    </style:style>
    <style:style style:name="ce4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Z57"/>
    </style:style>
    <style:style style:name="ce4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Z61"/>
    </style:style>
    <style:style style:name="ce5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Z62"/>
    </style:style>
    <style:style style:name="ce5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AB14"/>
    </style:style>
    <style:style style:name="ce58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" style:family="table-cell" style:parent-style-name="Default" style:data-style-name="N100">
      <style:table-cell-properties fo:border-bottom="0.74pt solid #000000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9"/>
        <table:table-column table:style-name="co3" table:default-cell-style-name="ce67"/>
        <table:table-column table:style-name="co4" table:default-cell-style-name="ce71"/>
        <table:table-column table:style-name="co5" table:default-cell-style-name="ce67"/>
        <table:table-column table:style-name="co6" table:default-cell-style-name="ce35"/>
        <table:table-column table:style-name="co7" table:default-cell-style-name="ce67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3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9" table:default-cell-style-name="ce67"/>
        <table:table-column table:style-name="co17" table:default-cell-style-name="ce67"/>
        <table:table-column table:style-name="co18" table:default-cell-style-name="ce35"/>
        <table:table-column table:style-name="co19" table:default-cell-style-name="ce67"/>
        <table:table-column table:style-name="co20" table:default-cell-style-name="ce67"/>
        <table:table-column table:style-name="co20" table:default-cell-style-name="ce35"/>
        <table:table-column table:style-name="co20" table:default-cell-style-name="ce67"/>
        <table:table-column table:style-name="co21" table:default-cell-style-name="ce35"/>
        <table:table-column table:style-name="co22" table:default-cell-style-name="ce94"/>
        <table:table-column table:style-name="co23" table:default-cell-style-name="ce69"/>
        <table:table-column table:style-name="co24" table:number-columns-repeated="996" table:default-cell-style-name="ce69"/>
        <table:table-row table:style-name="ro1">
          <table:table-cell table:style-name="ce2" office:value-type="string" calcext:value-type="string">
            <text:p>Status</text:p>
            <text:p>2024</text:p>
          </table:table-cell>
          <table:table-cell table:style-name="ce13" office:value-type="string" calcext:value-type="string">
            <text:p>Regbotter</text:p>
          </table:table-cell>
          <table:table-cell table:style-name="ce27" office:value-type="string" calcext:value-type="string">
            <text:p>Count</text:p>
          </table:table-cell>
          <table:table-cell table:style-name="ce61" office:value-type="string" calcext:value-type="string">
            <text:p>#</text:p>
          </table:table-cell>
          <table:table-cell table:style-name="ce13" office:value-type="string" calcext:value-type="string">
            <text:p>dato</text:p>
          </table:table-cell>
          <table:table-cell table:style-name="ce80" office:value-type="string" calcext:value-type="string">
            <text:p>Linje</text:p>
            <text:p>Sensor</text:p>
          </table:table-cell>
          <table:table-cell table:style-name="ce13" office:value-type="string" calcext:value-type="string">
            <text:p>Batteri</text:p>
            <text:p>OK</text:p>
          </table:table-cell>
          <table:table-cell table:style-name="ce80" office:value-type="string" calcext:value-type="string">
            <text:p>Nyt</text:p>
            <text:p>Batteri</text:p>
          </table:table-cell>
          <table:table-cell table:style-name="ce80" office:value-type="string" calcext:value-type="string">
            <text:p>Wheel</text:p>
            <text:p>Pinol</text:p>
          </table:table-cell>
          <table:table-cell table:style-name="ce90" office:value-type="string" calcext:value-type="string">
            <text:p>Label</text:p>
            <text:p>Ny</text:p>
          </table:table-cell>
          <table:table-cell table:style-name="ce27" office:value-type="string" calcext:value-type="string">
            <text:p>IR</text:p>
          </table:table-cell>
          <table:table-cell table:style-name="ce13" office:value-type="string" calcext:value-type="string">
            <text:p>castor</text:p>
          </table:table-cell>
          <table:table-cell table:style-name="ce13" office:value-type="string" calcext:value-type="string">
            <text:p>oled</text:p>
            <text:p>Display</text:p>
          </table:table-cell>
          <table:table-cell table:style-name="ce13" office:value-type="string" calcext:value-type="string">
            <text:p>nye</text:p>
            <text:p>Knapper</text:p>
          </table:table-cell>
          <table:table-cell table:style-name="ce13" office:value-type="string" calcext:value-type="string">
            <text:p>Lader</text:p>
            <text:p>OK</text:p>
          </table:table-cell>
          <table:table-cell table:style-name="ce13" office:value-type="string" calcext:value-type="string">
            <text:p>HW</text:p>
            <text:p>vendt</text:p>
          </table:table-cell>
          <table:table-cell table:style-name="ce13" office:value-type="string" calcext:value-type="string">
            <text:p>kan</text:p>
            <text:p>Vendes</text:p>
          </table:table-cell>
          <table:table-cell table:style-name="ce13" office:value-type="string" calcext:value-type="string">
            <text:p>motor</text:p>
            <text:p>Type</text:p>
          </table:table-cell>
          <table:table-cell table:style-name="ce13" office:value-type="string" calcext:value-type="string">
            <text:p>motor</text:p>
            <text:p>Test</text:p>
          </table:table-cell>
          <table:table-cell table:style-name="ce13" office:value-type="string" calcext:value-type="string">
            <text:p>sw</text:p>
          </table:table-cell>
          <table:table-cell table:style-name="ce80" office:value-type="string" calcext:value-type="string">
            <text:p>CTRL</text:p>
            <text:p>Reset</text:p>
          </table:table-cell>
          <table:table-cell table:style-name="ce13" office:value-type="string" calcext:value-type="string">
            <text:p>flash</text:p>
          </table:table-cell>
          <table:table-cell table:style-name="ce27" office:value-type="string" calcext:value-type="string">
            <text:p>Log</text:p>
            <text:p>to def</text:p>
            <text:p> +test</text:p>
          </table:table-cell>
          <table:table-cell table:style-name="ce90" office:value-type="string" calcext:value-type="string">
            <text:p>Mission</text:p>
            <text:p>2sec</text:p>
          </table:table-cell>
          <table:table-cell table:style-name="ce27" office:value-type="string" calcext:value-type="string">
            <text:p>2-click </text:p>
            <text:p>Test</text:p>
            <text:p>Balance</text:p>
          </table:table-cell>
          <table:table-cell table:style-name="ce80" office:value-type="string" calcext:value-type="string">
            <text:p>Bat</text:p>
            <text:p>Volt</text:p>
            <text:p>Lader</text:p>
          </table:table-cell>
          <table:table-cell table:style-name="ce13" office:value-type="string" calcext:value-type="string">
            <text:p>andet</text:p>
          </table:table-cell>
          <table:table-cell table:style-name="ce12"/>
          <table:table-cell table:style-name="ce58" table:number-columns-repeated="7"/>
          <table:table-cell table:style-name="ce59" table:number-columns-repeated="989"/>
        </table:table-row>
        <table:table-row table:style-name="ro2">
          <table:table-cell table:style-name="ce3"/>
          <table:table-cell table:style-name="ce8" office:value-type="string" calcext:value-type="string">
            <text:p>Emm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date" office:date-value="2023-12-16" calcext:value-type="date">
            <text:p>2023-12-16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ja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5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Sofi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78" office:value-type="date" office:date-value="2023-12-16" calcext:value-type="date">
            <text:p>2023-12-16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ja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2.0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Id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date" office:date-value="2023-12-16" calcext:value-type="date">
            <text:p>2023-12-16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ja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1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Frej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78" office:value-type="date" office:date-value="2023-12-14" calcext:value-type="date">
            <text:p>2023-12-14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ja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2.2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Clar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ja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string" calcext:value-type="string">
            <text:p>mistank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2</text:p>
          </table:table-cell>
          <table:table-cell table:style-name="ce53" office:value-type="string" calcext:value-type="string">
            <text:p>sort</text:p>
          </table:table-cell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Laur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ja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2.0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Anna</text:p>
          </table:table-cell>
          <table:table-cell table:style-name="ce14"/>
          <table:table-cell table:style-name="ce19" office:value-type="float" office:value="7" calcext:value-type="float">
            <text:p>7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 office:value-type="float" office:value="1" calcext:value-type="float">
            <text:p>1</text:p>
          </table:table-cell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28"/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Ella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/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8</text:p>
          </table:table-cell>
          <table:table-cell table:style-name="ce54" office:value-type="string" calcext:value-type="string">
            <text:p>sort</text:p>
          </table:table-cell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Isabell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string" calcext:value-type="string">
            <text:p>mistank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1.4</text:p>
          </table:table-cell>
          <table:table-cell table:style-name="ce53" office:value-type="string" calcext:value-type="string">
            <text:p>sort</text:p>
          </table:table-cell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Karl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78" office:value-type="date" office:date-value="2024-01-02" calcext:value-type="date">
            <text:p>2024-01-02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nej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/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46" calcext:value-type="float">
            <text:p>1646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5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Alm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1.8</text:p>
          </table:table-cell>
          <table:table-cell table:style-name="ce55" office:value-type="string" calcext:value-type="string">
            <text:p>nye motorer</text:p>
          </table:table-cell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Josefin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78" office:value-type="date" office:date-value="2023-12-14" calcext:value-type="date">
            <text:p>2023-12-14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string" calcext:value-type="string">
            <text:p>leak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7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Olivia</text:p>
          </table:table-cell>
          <table:table-cell table:style-name="ce14"/>
          <table:table-cell table:style-name="ce19" office:value-type="float" office:value="13" calcext:value-type="float">
            <text:p>13</text:p>
          </table:table-cell>
          <table:table-cell table:style-name="ce8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/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28"/>
          <table:table-cell table:style-name="ce53"/>
          <table:table-cell table:style-name="ce57"/>
          <table:table-cell table:style-name="ce8" table:number-columns-repeated="996"/>
        </table:table-row>
        <table:table-row table:style-name="ro2">
          <table:table-cell table:style-name="ce5"/>
          <table:table-cell table:style-name="ce10" office:value-type="string" calcext:value-type="string">
            <text:p>Albert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44" office:value-type="string" calcext:value-type="string">
            <text:p>11.9</text:p>
          </table:table-cell>
          <table:table-cell table:style-name="ce54" office:value-type="string" calcext:value-type="string">
            <text:p>sort</text:p>
          </table:table-cell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Maj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5" calcext:value-type="float">
            <text:p>15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/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1.4</text:p>
          </table:table-cell>
          <table:table-cell table:style-name="ce53" office:value-type="string" calcext:value-type="string">
            <text:p>Sort – højre motor lidt svag</text:p>
          </table:table-cell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Sofie</text:p>
          </table:table-cell>
          <table:table-cell table:style-name="ce15"/>
          <table:table-cell table:style-name="ce20" office:value-type="float" office:value="16" calcext:value-type="float">
            <text:p>16</text:p>
          </table:table-cell>
          <table:table-cell table:style-name="ce24"/>
          <table:table-cell table:style-name="ce29"/>
          <table:table-cell table:style-name="ce24"/>
          <table:table-cell table:style-name="ce29" table:number-columns-repeated="2"/>
          <table:table-cell table:style-name="ce92"/>
          <table:table-cell table:style-name="ce97"/>
          <table:table-cell table:style-name="ce24" table:number-columns-repeated="3"/>
          <table:table-cell table:style-name="ce72"/>
          <table:table-cell table:style-name="ce24" table:number-columns-repeated="5"/>
          <table:table-cell table:style-name="ce29"/>
          <table:table-cell table:style-name="ce24"/>
          <table:table-cell table:style-name="ce97"/>
          <table:table-cell table:style-name="ce92"/>
          <table:table-cell table:style-name="ce97"/>
          <table:table-cell table:style-name="ce29"/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Mathilde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7" calcext:value-type="float">
            <text:p>17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1.7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Agnes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8" calcext:value-type="float">
            <text:p>18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45" office:value-type="string" calcext:value-type="string">
            <text:p>11.6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Lily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9" calcext:value-type="float">
            <text:p>19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46" office:value-type="string" calcext:value-type="string">
            <text:p>11.37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Carolin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</text:p>
          </table:table-cell>
          <table:table-cell table:style-name="ce78" office:value-type="date" office:date-value="2023-12-14" calcext:value-type="date">
            <text:p>2023-12-14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/>
          <table:table-cell table:style-name="ce97"/>
          <table:table-cell table:style-name="ce24" table:number-columns-repeated="3"/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nej</text:p>
          </table:table-cell>
          <table:table-cell table:style-name="ce24" office:value-type="string" calcext:value-type="string">
            <text:p>ja</text:p>
          </table:table-cell>
          <table:table-cell table:style-name="ce24" table:number-columns-repeated="3"/>
          <table:table-cell table:style-name="ce29"/>
          <table:table-cell table:style-name="ce24"/>
          <table:table-cell table:style-name="ce97"/>
          <table:table-cell table:style-name="ce92"/>
          <table:table-cell table:style-name="ce97"/>
          <table:table-cell table:style-name="ce29"/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Liv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21" calcext:value-type="float">
            <text:p>21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4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Emily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2" calcext:value-type="float">
            <text:p>22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37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Sar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23" calcext:value-type="float">
            <text:p>23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1.37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Victori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4" calcext:value-type="float">
            <text:p>24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2.2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Emilie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25" calcext:value-type="float">
            <text:p>25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string" calcext:value-type="string">
            <text:p>leak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2</text:p>
          </table:table-cell>
          <table:table-cell table:style-name="ce53" office:value-type="string" calcext:value-type="string">
            <text:p>venstre strømmåler svag</text:p>
          </table:table-cell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Mill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6" calcext:value-type="float">
            <text:p>26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4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Frida</text:p>
          </table:table-cell>
          <table:table-cell table:style-name="ce14"/>
          <table:table-cell table:style-name="ce19" office:value-type="float" office:value="27" calcext:value-type="float">
            <text:p>27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/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28"/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Marie</text:p>
          </table:table-cell>
          <table:table-cell table:style-name="ce15"/>
          <table:table-cell table:style-name="ce20" office:value-type="float" office:value="28" calcext:value-type="float">
            <text:p>28</text:p>
          </table:table-cell>
          <table:table-cell table:style-name="ce24"/>
          <table:table-cell table:style-name="ce29"/>
          <table:table-cell table:style-name="ce24"/>
          <table:table-cell table:style-name="ce29" table:number-columns-repeated="2"/>
          <table:table-cell table:style-name="ce92"/>
          <table:table-cell table:style-name="ce97"/>
          <table:table-cell table:style-name="ce24" table:number-columns-repeated="3"/>
          <table:table-cell table:style-name="ce72"/>
          <table:table-cell table:style-name="ce24" table:number-columns-repeated="5"/>
          <table:table-cell table:style-name="ce29"/>
          <table:table-cell table:style-name="ce24"/>
          <table:table-cell table:style-name="ce97"/>
          <table:table-cell table:style-name="ce92"/>
          <table:table-cell table:style-name="ce97"/>
          <table:table-cell table:style-name="ce29"/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Ellen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29" calcext:value-type="float">
            <text:p>29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0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Ros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30" calcext:value-type="float">
            <text:p>30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ja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1</text:p>
          </table:table-cell>
          <table:table-cell table:style-name="ce54" office:value-type="string" calcext:value-type="string">
            <text:p>Edge – low-power fails.</text:p>
          </table:table-cell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Le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31" calcext:value-type="float">
            <text:p>31</text:p>
          </table:table-cell>
          <table:table-cell table:style-name="ce77" office:value-type="date" office:date-value="2023-12-12" calcext:value-type="date">
            <text:p>2023-12-1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2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Sign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32" calcext:value-type="float">
            <text:p>32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string" calcext:value-type="string">
            <text:p>nok ikke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4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Filipp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33" calcext:value-type="float">
            <text:p>33</text:p>
          </table:table-cell>
          <table:table-cell table:style-name="ce77" office:value-type="date" office:date-value="2023-12-14" calcext:value-type="date">
            <text:p>2023-12-14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47" office:value-type="string" calcext:value-type="string">
            <text:p>11.5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Juli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34" calcext:value-type="float">
            <text:p>34</text:p>
          </table:table-cell>
          <table:table-cell table:style-name="ce78" office:value-type="date" office:date-value="2023-12-12" calcext:value-type="date">
            <text:p>2023-12-1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/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5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Nora</text:p>
          </table:table-cell>
          <table:table-cell table:style-name="ce14"/>
          <table:table-cell table:style-name="ce19" office:value-type="float" office:value="35" calcext:value-type="float">
            <text:p>35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/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28"/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Liv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36" calcext:value-type="float">
            <text:p>36</text:p>
          </table:table-cell>
          <table:table-cell table:style-name="ce78" office:value-type="date" office:date-value="2023-12-14" calcext:value-type="date">
            <text:p>2023-12-14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5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Vigg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37" calcext:value-type="float">
            <text:p>37</text:p>
          </table:table-cell>
          <table:table-cell table:style-name="ce77" office:value-type="date" office:date-value="2023-12-14" calcext:value-type="date">
            <text:p>2023-12-14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2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Nann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38" calcext:value-type="float">
            <text:p>38</text:p>
          </table:table-cell>
          <table:table-cell table:style-name="ce78" office:value-type="date" office:date-value="2023-12-14" calcext:value-type="date">
            <text:p>2023-12-14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5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Naj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39" calcext:value-type="float">
            <text:p>39</text:p>
          </table:table-cell>
          <table:table-cell table:style-name="ce77" office:value-type="date" office:date-value="2023-12-14" calcext:value-type="date">
            <text:p>2023-12-14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0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Alb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0" calcext:value-type="float">
            <text:p>40</text:p>
          </table:table-cell>
          <table:table-cell table:style-name="ce78" office:value-type="date" office:date-value="2023-12-14" calcext:value-type="date">
            <text:p>2023-12-14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9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Astrid</text:p>
          </table:table-cell>
          <table:table-cell table:style-name="ce14"/>
          <table:table-cell table:style-name="ce19" office:value-type="float" office:value="41" calcext:value-type="float">
            <text:p>41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/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28"/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Ay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2" calcext:value-type="float">
            <text:p>42</text:p>
          </table:table-cell>
          <table:table-cell table:style-name="ce78" office:value-type="date" office:date-value="2023-12-14" calcext:value-type="date">
            <text:p>2023-12-14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7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Asta</text:p>
          </table:table-cell>
          <table:table-cell table:style-name="ce14"/>
          <table:table-cell table:style-name="ce19" office:value-type="float" office:value="43" calcext:value-type="float">
            <text:p>43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/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28"/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Lun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4" calcext:value-type="float">
            <text:p>44</text:p>
          </table:table-cell>
          <table:table-cell table:style-name="ce78" office:value-type="date" office:date-value="2023-12-14" calcext:value-type="date">
            <text:p>2023-12-14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21.9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Malou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45" calcext:value-type="float">
            <text:p>45</text:p>
          </table:table-cell>
          <table:table-cell table:style-name="ce77" office:value-type="date" office:date-value="2023-12-14" calcext:value-type="date">
            <text:p>2023-12-14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1.9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Ester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6" calcext:value-type="float">
            <text:p>46</text:p>
          </table:table-cell>
          <table:table-cell table:style-name="ce78" office:value-type="date" office:date-value="2023-12-14" calcext:value-type="date">
            <text:p>2023-12-14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j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2.5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Celin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47" calcext:value-type="float">
            <text:p>47</text:p>
          </table:table-cell>
          <table:table-cell table:style-name="ce77" office:value-type="date" office:date-value="2023-12-14" calcext:value-type="date">
            <text:p>2023-12-14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4</text:p>
          </table:table-cell>
          <table:table-cell table:style-name="ce53" office:value-type="string" calcext:value-type="string">
            <text:p>sort</text:p>
          </table:table-cell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Johanne</text:p>
          </table:table-cell>
          <table:table-cell table:style-name="ce15"/>
          <table:table-cell table:style-name="ce20" office:value-type="float" office:value="48" calcext:value-type="float">
            <text:p>48</text:p>
          </table:table-cell>
          <table:table-cell table:style-name="ce24"/>
          <table:table-cell table:style-name="ce29"/>
          <table:table-cell table:style-name="ce24"/>
          <table:table-cell table:style-name="ce29" table:number-columns-repeated="2"/>
          <table:table-cell table:style-name="ce92"/>
          <table:table-cell table:style-name="ce97"/>
          <table:table-cell table:style-name="ce24" table:number-columns-repeated="3"/>
          <table:table-cell table:style-name="ce72" office:value-type="float" office:value="1" calcext:value-type="float">
            <text:p>1</text:p>
          </table:table-cell>
          <table:table-cell table:style-name="ce24" table:number-columns-repeated="5"/>
          <table:table-cell table:style-name="ce29"/>
          <table:table-cell table:style-name="ce24"/>
          <table:table-cell table:style-name="ce97"/>
          <table:table-cell table:style-name="ce92"/>
          <table:table-cell table:style-name="ce97"/>
          <table:table-cell table:style-name="ce29"/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Andre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49" calcext:value-type="float">
            <text:p>49</text:p>
          </table:table-cell>
          <table:table-cell table:style-name="ce77" office:value-type="date" office:date-value="2023-12-16" calcext:value-type="date">
            <text:p>2023-12-16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1.4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Silj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78" office:value-type="date" office:date-value="2023-12-16" calcext:value-type="date">
            <text:p>2023-12-16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/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float" office:value="12" calcext:value-type="float">
            <text:p>12</text:p>
          </table:table-cell>
          <table:table-cell table:style-name="ce54" office:value-type="string" calcext:value-type="string">
            <text:p>sort</text:p>
          </table:table-cell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The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51" calcext:value-type="float">
            <text:p>51</text:p>
          </table:table-cell>
          <table:table-cell table:style-name="ce77" office:value-type="date" office:date-value="2023-12-16" calcext:value-type="date">
            <text:p>2023-12-16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1.37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Adrian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2" calcext:value-type="float">
            <text:p>52</text:p>
          </table:table-cell>
          <table:table-cell table:style-name="ce78" office:value-type="date" office:date-value="2023-12-16" calcext:value-type="date">
            <text:p>2023-12-16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2.0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Dicte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53" calcext:value-type="float">
            <text:p>53</text:p>
          </table:table-cell>
          <table:table-cell table:style-name="ce77" office:value-type="date" office:date-value="2023-12-16" calcext:value-type="date">
            <text:p>2023-12-16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2.3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Silk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4" calcext:value-type="float">
            <text:p>54</text:p>
          </table:table-cell>
          <table:table-cell table:style-name="ce78" office:value-type="date" office:date-value="2023-12-16" calcext:value-type="date">
            <text:p>2023-12-16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2.2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Eva</text:p>
          </table:table-cell>
          <table:table-cell table:style-name="ce14"/>
          <table:table-cell table:style-name="ce19" office:value-type="float" office:value="55" calcext:value-type="float">
            <text:p>55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/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28"/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Gry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56" calcext:value-type="float">
            <text:p>56</text:p>
          </table:table-cell>
          <table:table-cell table:style-name="ce78" office:value-type="date" office:date-value="2023-12-16" calcext:value-type="date">
            <text:p>2023-12-16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48" office:value-type="string" calcext:value-type="string">
            <text:p>11.5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Tani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57" calcext:value-type="float">
            <text:p>57</text:p>
          </table:table-cell>
          <table:table-cell table:style-name="ce77" office:value-type="date" office:date-value="2023-12-16" calcext:value-type="date">
            <text:p>2023-12-16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ja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28" office:value-type="string" calcext:value-type="string">
            <text:p>11.4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Susanne</text:p>
          </table:table-cell>
          <table:table-cell table:style-name="ce15"/>
          <table:table-cell table:style-name="ce20" office:value-type="float" office:value="58" calcext:value-type="float">
            <text:p>58</text:p>
          </table:table-cell>
          <table:table-cell table:style-name="ce78" office:value-type="date" office:date-value="2023-12-16" calcext:value-type="date">
            <text:p>2023-12-16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/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29" office:value-type="string" calcext:value-type="string">
            <text:p>11.6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Augusta</text:p>
          </table:table-cell>
          <table:table-cell table:style-name="ce14"/>
          <table:table-cell table:style-name="ce19" office:value-type="float" office:value="59" calcext:value-type="float">
            <text:p>59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/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28"/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Birt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0" calcext:value-type="float">
            <text:p>60</text:p>
          </table:table-cell>
          <table:table-cell table:style-name="ce76" office:value-type="date" office:date-value="2023-12-16" calcext:value-type="date">
            <text:p>2023-12-16</text:p>
          </table:table-cell>
          <table:table-cell table:style-name="ce30" office:value-type="string" calcext:value-type="string">
            <text:p>ja</text:p>
          </table:table-cell>
          <table:table-cell table:style-name="ce36" office:value-type="string" calcext:value-type="string">
            <text:p>ok</text:p>
          </table:table-cell>
          <table:table-cell table:style-name="ce37" office:value-type="string" calcext:value-type="string">
            <text:p>nej</text:p>
          </table:table-cell>
          <table:table-cell table:style-name="ce37" office:value-type="string" calcext:value-type="string">
            <text:p>old</text:p>
          </table:table-cell>
          <table:table-cell table:style-name="ce93" office:value-type="string" calcext:value-type="string">
            <text:p>ja</text:p>
          </table:table-cell>
          <table:table-cell table:style-name="ce98" office:value-type="float" office:value="1" calcext:value-type="float">
            <text:p>1</text:p>
          </table:table-cell>
          <table:table-cell table:style-name="ce39" office:value-type="string" calcext:value-type="string">
            <text:p>ok</text:p>
          </table:table-cell>
          <table:table-cell table:number-columns-repeated="2" table:style-name="ce39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41" office:value-type="string" calcext:value-type="string">
            <text:p>ok</text:p>
          </table:table-cell>
          <table:table-cell table:style-name="ce42" office:value-type="string" calcext:value-type="string">
            <text:p>ja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float" office:value="1639" calcext:value-type="float">
            <text:p>1639</text:p>
          </table:table-cell>
          <table:table-cell table:style-name="ce43" office:value-type="string" calcext:value-type="string">
            <text:p>ok</text:p>
          </table:table-cell>
          <table:table-cell table:style-name="ce42" office:value-type="string" calcext:value-type="string">
            <text:p>ok</text:p>
          </table:table-cell>
          <table:table-cell table:style-name="ce104" office:value-type="string" calcext:value-type="string">
            <text:p>ja</text:p>
          </table:table-cell>
          <table:table-cell table:style-name="ce105" office:value-type="string" calcext:value-type="string">
            <text:p>ja</text:p>
          </table:table-cell>
          <table:table-cell table:style-name="ce104" office:value-type="string" calcext:value-type="string">
            <text:p>ja</text:p>
          </table:table-cell>
          <table:table-cell table:style-name="ce49" office:value-type="string" calcext:value-type="string">
            <text:p>11.4</text:p>
          </table:table-cell>
          <table:table-cell table:style-name="ce54"/>
          <table:table-cell table:style-name="ce10" table:number-columns-repeated="997"/>
        </table:table-row>
        <table:table-row table:style-name="ro2">
          <table:table-cell table:style-name="ce3"/>
          <table:table-cell table:style-name="ce8" office:value-type="string" calcext:value-type="string">
            <text:p>Dagmar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61" calcext:value-type="float">
            <text:p>61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45" calcext:value-type="float">
            <text:p>1645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0" office:value-type="string" calcext:value-type="string">
            <text:p>11.4</text:p>
          </table:table-cell>
          <table:table-cell table:style-name="ce53"/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Leonor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2" calcext:value-type="float">
            <text:p>62</text:p>
          </table:table-cell>
          <table:table-cell table:style-name="ce78" office:value-type="date" office:date-value="2024-01-02" calcext:value-type="date">
            <text:p>2024-01-0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/>
          <table:table-cell table:style-name="ce24" office:value-type="string" calcext:value-type="string">
            <text:p>ny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45" calcext:value-type="float">
            <text:p>1645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2.3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Nova</text:p>
          </table:table-cell>
          <table:table-cell table:style-name="ce14"/>
          <table:table-cell table:style-name="ce19" office:value-type="float" office:value="63" calcext:value-type="float">
            <text:p>63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/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52"/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Molly</text:p>
          </table:table-cell>
          <table:table-cell table:style-name="ce15"/>
          <table:table-cell table:style-name="ce20" office:value-type="float" office:value="64" calcext:value-type="float">
            <text:p>64</text:p>
          </table:table-cell>
          <table:table-cell table:style-name="ce24"/>
          <table:table-cell table:style-name="ce29"/>
          <table:table-cell table:style-name="ce24"/>
          <table:table-cell table:style-name="ce29" table:number-columns-repeated="2"/>
          <table:table-cell table:style-name="ce92"/>
          <table:table-cell table:style-name="ce97"/>
          <table:table-cell table:style-name="ce24" table:number-columns-repeated="3"/>
          <table:table-cell table:style-name="ce72"/>
          <table:table-cell table:style-name="ce24" table:number-columns-repeated="5"/>
          <table:table-cell table:style-name="ce29"/>
          <table:table-cell table:style-name="ce24"/>
          <table:table-cell table:style-name="ce97"/>
          <table:table-cell table:style-name="ce92"/>
          <table:table-cell table:style-name="ce97"/>
          <table:table-cell table:style-name="ce51"/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Ingrid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65" calcext:value-type="float">
            <text:p>65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old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vendt</text:p>
          </table:table-cell>
          <table:table-cell table:style-name="ce23"/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45" calcext:value-type="float">
            <text:p>1645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5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Sigrid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6" calcext:value-type="float">
            <text:p>66</text:p>
          </table:table-cell>
          <table:table-cell table:style-name="ce78" office:value-type="date" office:date-value="2024-01-02" calcext:value-type="date">
            <text:p>2024-01-0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/>
          <table:table-cell table:style-name="ce24" office:value-type="string" calcext:value-type="string">
            <text:p>ny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45" calcext:value-type="float">
            <text:p>1645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1.5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Nicoline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67" calcext:value-type="float">
            <text:p>67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vendt</text:p>
          </table:table-cell>
          <table:table-cell table:style-name="ce23"/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45" calcext:value-type="float">
            <text:p>1645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6</text:p>
          </table:table-cell>
          <table:table-cell table:style-name="ce8" office:value-type="string" calcext:value-type="string">
            <text:p>ny lader</text:p>
          </table:table-cell>
          <table:table-cell table:style-name="ce8" table:number-columns-repeated="997"/>
        </table:table-row>
        <table:table-row table:style-name="ro2">
          <table:table-cell table:style-name="ce5"/>
          <table:table-cell table:style-name="ce10" office:value-type="string" calcext:value-type="string">
            <text:p>Tild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68" calcext:value-type="float">
            <text:p>68</text:p>
          </table:table-cell>
          <table:table-cell table:style-name="ce78" office:value-type="date" office:date-value="2023-12-16" calcext:value-type="date">
            <text:p>2023-12-16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/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1.5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Ronj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69" calcext:value-type="float">
            <text:p>69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vendt</text:p>
          </table:table-cell>
          <table:table-cell table:style-name="ce23"/>
          <table:table-cell table:style-name="ce23" office:value-type="string" calcext:value-type="string">
            <text:p>ol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45" calcext:value-type="float">
            <text:p>1645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/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5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Saga</text:p>
          </table:table-cell>
          <table:table-cell table:style-name="ce15"/>
          <table:table-cell table:style-name="ce20" office:value-type="float" office:value="70" calcext:value-type="float">
            <text:p>70</text:p>
          </table:table-cell>
          <table:table-cell table:style-name="ce78" office:value-type="date" office:date-value="2023-12-16" calcext:value-type="date">
            <text:p>2023-12-16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old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2" calcext:value-type="float">
            <text:p>2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/>
          <table:table-cell table:style-name="ce24" office:value-type="string" calcext:value-type="string">
            <text:p>ny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39" calcext:value-type="float">
            <text:p>1639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1.4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Viol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71" calcext:value-type="float">
            <text:p>71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nej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vendt</text:p>
          </table:table-cell>
          <table:table-cell table:style-name="ce23"/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ok</text:p>
          </table:table-cell>
          <table:table-cell table:style-name="ce24" office:value-type="float" office:value="1645" calcext:value-type="float">
            <text:p>1645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5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Emili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2" calcext:value-type="float">
            <text:p>72</text:p>
          </table:table-cell>
          <table:table-cell table:style-name="ce78" office:value-type="date" office:date-value="2024-01-02" calcext:value-type="date">
            <text:p>2024-01-0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/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3" office:value-type="float" office:value="1645" calcext:value-type="float">
            <text:p>1645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1.5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Cecilie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73" calcext:value-type="float">
            <text:p>73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vendt</text:p>
          </table:table-cell>
          <table:table-cell table:style-name="ce23"/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ok</text:p>
          </table:table-cell>
          <table:table-cell table:style-name="ce24" office:value-type="float" office:value="1645" calcext:value-type="float">
            <text:p>1645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4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Kim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4" calcext:value-type="float">
            <text:p>74</text:p>
          </table:table-cell>
          <table:table-cell table:style-name="ce78" office:value-type="date" office:date-value="2024-01-02" calcext:value-type="date">
            <text:p>2024-01-0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/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45" calcext:value-type="float">
            <text:p>1645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1.5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Clar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75" calcext:value-type="float">
            <text:p>75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vendt</text:p>
          </table:table-cell>
          <table:table-cell table:style-name="ce23"/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45" calcext:value-type="float">
            <text:p>1645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5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Mi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6" calcext:value-type="float">
            <text:p>76</text:p>
          </table:table-cell>
          <table:table-cell table:style-name="ce78" office:value-type="date" office:date-value="2024-01-02" calcext:value-type="date">
            <text:p>2024-01-0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ja-1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/>
          <table:table-cell table:style-name="ce24" office:value-type="string" calcext:value-type="string">
            <text:p>old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45" calcext:value-type="float">
            <text:p>1645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1.5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Alex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77" calcext:value-type="float">
            <text:p>77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nej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ja-1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vendt</text:p>
          </table:table-cell>
          <table:table-cell table:style-name="ce23"/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9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Melin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78" calcext:value-type="float">
            <text:p>78</text:p>
          </table:table-cell>
          <table:table-cell table:style-name="ce78" office:value-type="date" office:date-value="2024-01-02" calcext:value-type="date">
            <text:p>2024-01-0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9" office:value-type="string" calcext:value-type="string">
            <text:p>nej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ja-1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/>
          <table:table-cell table:style-name="ce24" office:value-type="string" calcext:value-type="string">
            <text:p>ny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46" calcext:value-type="float">
            <text:p>1646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1.5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Amand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79" calcext:value-type="float">
            <text:p>79</text:p>
          </table:table-cell>
          <table:table-cell table:style-name="ce77" office:value-type="date" office:date-value="2023-12-09" calcext:value-type="date">
            <text:p>2023-12-09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/>
          <table:table-cell table:style-name="ce91"/>
          <table:table-cell table:style-name="ce96" office:value-type="float" office:value="2" calcext:value-type="float">
            <text:p>2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ej</text:p>
          </table:table-cell>
          <table:table-cell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float" office:value="1639" calcext:value-type="float">
            <text:p>1639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8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Hannah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80" calcext:value-type="float">
            <text:p>80</text:p>
          </table:table-cell>
          <table:table-cell table:style-name="ce78" office:value-type="date" office:date-value="2024-01-02" calcext:value-type="date">
            <text:p>2024-01-0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9" office:value-type="string" calcext:value-type="string">
            <text:p>nej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nej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/>
          <table:table-cell table:style-name="ce24" office:value-type="string" calcext:value-type="string">
            <text:p>ny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46" calcext:value-type="float">
            <text:p>1646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2.3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Jasmin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81" calcext:value-type="float">
            <text:p>81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nej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2" calcext:value-type="float">
            <text:p>2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ej</text:p>
          </table:table-cell>
          <table:table-cell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9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Kaya</text:p>
          </table:table-cell>
          <table:table-cell table:style-name="ce15"/>
          <table:table-cell table:style-name="ce20" office:value-type="float" office:value="82" calcext:value-type="float">
            <text:p>82</text:p>
          </table:table-cell>
          <table:table-cell table:style-name="ce24"/>
          <table:table-cell table:style-name="ce29"/>
          <table:table-cell table:style-name="ce24"/>
          <table:table-cell table:style-name="ce29" table:number-columns-repeated="2"/>
          <table:table-cell table:style-name="ce92"/>
          <table:table-cell table:style-name="ce97"/>
          <table:table-cell table:style-name="ce24" table:number-columns-repeated="3"/>
          <table:table-cell table:style-name="ce72"/>
          <table:table-cell table:style-name="ce24" table:number-columns-repeated="5"/>
          <table:table-cell table:style-name="ce29"/>
          <table:table-cell table:style-name="ce24"/>
          <table:table-cell table:style-name="ce97"/>
          <table:table-cell table:style-name="ce92"/>
          <table:table-cell table:style-name="ce97"/>
          <table:table-cell table:style-name="ce51"/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Sally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83" calcext:value-type="float">
            <text:p>83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3"/>
          <table:table-cell table:style-name="ce72"/>
          <table:table-cell table:style-name="ce23" table:number-columns-repeated="5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52"/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Cleo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84" calcext:value-type="float">
            <text:p>84</text:p>
          </table:table-cell>
          <table:table-cell table:style-name="ce78" office:value-type="date" office:date-value="2024-01-02" calcext:value-type="date">
            <text:p>2024-01-02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number-columns-repeated="2" table:style-name="ce29" office:value-type="string" calcext:value-type="string">
            <text:p>nej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ja</text:p>
          </table:table-cell>
          <table:table-cell table:style-name="ce24" office:value-type="string" calcext:value-type="string">
            <text:p>nej</text:p>
          </table:table-cell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/>
          <table:table-cell table:style-name="ce24" office:value-type="string" calcext:value-type="string">
            <text:p>ny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1646" calcext:value-type="float">
            <text:p>1646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97" office:value-type="string" calcext:value-type="string">
            <text:p>ja</text:p>
          </table:table-cell>
          <table:table-cell table:style-name="ce92" office:value-type="string" calcext:value-type="string">
            <text:p>ja</text:p>
          </table:table-cell>
          <table:table-cell table:style-name="ce97" office:value-type="string" calcext:value-type="string">
            <text:p>ja</text:p>
          </table:table-cell>
          <table:table-cell table:style-name="ce51" office:value-type="string" calcext:value-type="string">
            <text:p>11.5</text:p>
          </table:table-cell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Solvej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85" calcext:value-type="float">
            <text:p>85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nej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ja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vendt</text:p>
          </table:table-cell>
          <table:table-cell table:style-name="ce23"/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1.5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Nadia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86" calcext:value-type="float">
            <text:p>86</text:p>
          </table:table-cell>
          <table:table-cell table:style-name="ce78" office:value-type="date" office:date-value="2023-12-16" calcext:value-type="date">
            <text:p>2023-12-16</text:p>
          </table:table-cell>
          <table:table-cell table:style-name="ce29" office:value-type="string" calcext:value-type="string">
            <text:p>nej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92"/>
          <table:table-cell table:style-name="ce97"/>
          <table:table-cell table:style-name="ce24" table:number-columns-repeated="3"/>
          <table:table-cell table:style-name="ce72" office:value-type="float" office:value="1" calcext:value-type="float">
            <text:p>1</text:p>
          </table:table-cell>
          <table:table-cell table:style-name="ce24" office:value-type="string" calcext:value-type="string">
            <text:p>vendt</text:p>
          </table:table-cell>
          <table:table-cell table:style-name="ce24" table:number-columns-repeated="4"/>
          <table:table-cell table:style-name="ce29"/>
          <table:table-cell table:style-name="ce24"/>
          <table:table-cell table:style-name="ce97"/>
          <table:table-cell table:style-name="ce92"/>
          <table:table-cell table:style-name="ce97"/>
          <table:table-cell table:style-name="ce51"/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Ronj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87" calcext:value-type="float">
            <text:p>87</text:p>
          </table:table-cell>
          <table:table-cell table:style-name="ce77" office:value-type="date" office:date-value="2024-01-02" calcext:value-type="date">
            <text:p>2024-01-02</text:p>
          </table:table-cell>
          <table:table-cell table:style-name="ce28" office:value-type="string" calcext:value-type="string">
            <text:p>nej</text:p>
          </table:table-cell>
          <table:table-cell table:style-name="ce23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nej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string" calcext:value-type="string">
            <text:p>nej</text:p>
          </table:table-cell>
          <table:table-cell table:style-name="ce72" office:value-type="float" office:value="1" calcext:value-type="float">
            <text:p>1</text:p>
          </table:table-cell>
          <table:table-cell table:style-name="ce23" office:value-type="string" calcext:value-type="string">
            <text:p>vendt</text:p>
          </table:table-cell>
          <table:table-cell table:style-name="ce23"/>
          <table:table-cell table:style-name="ce23" office:value-type="string" calcext:value-type="string">
            <text:p>ny</text:p>
          </table:table-cell>
          <table:table-cell table:style-name="ce23" office:value-type="string" calcext:value-type="string">
            <text:p>ja</text:p>
          </table:table-cell>
          <table:table-cell table:style-name="ce23" office:value-type="float" office:value="1646" calcext:value-type="float">
            <text:p>1646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91" office:value-type="string" calcext:value-type="string">
            <text:p>ja</text:p>
          </table:table-cell>
          <table:table-cell table:style-name="ce96" office:value-type="string" calcext:value-type="string">
            <text:p>ja</text:p>
          </table:table-cell>
          <table:table-cell table:style-name="ce52" office:value-type="string" calcext:value-type="string">
            <text:p>12.2</text:p>
          </table:table-cell>
          <table:table-cell table:style-name="ce8" table:number-columns-repeated="998"/>
        </table:table-row>
        <table:table-row table:style-name="ro2">
          <table:table-cell table:style-name="ce5"/>
          <table:table-cell table:style-name="ce10" office:value-type="string" calcext:value-type="string">
            <text:p>Vera</text:p>
          </table:table-cell>
          <table:table-cell table:style-name="ce15"/>
          <table:table-cell table:style-name="ce20" office:value-type="float" office:value="88" calcext:value-type="float">
            <text:p>88</text:p>
          </table:table-cell>
          <table:table-cell table:style-name="ce24"/>
          <table:table-cell table:style-name="ce29"/>
          <table:table-cell table:style-name="ce24"/>
          <table:table-cell table:style-name="ce29" table:number-columns-repeated="2"/>
          <table:table-cell table:style-name="ce92"/>
          <table:table-cell table:style-name="ce97"/>
          <table:table-cell table:style-name="ce24" table:number-columns-repeated="9"/>
          <table:table-cell table:style-name="ce29"/>
          <table:table-cell table:style-name="ce24"/>
          <table:table-cell table:style-name="ce97"/>
          <table:table-cell table:style-name="ce92"/>
          <table:table-cell table:style-name="ce97"/>
          <table:table-cell table:style-name="ce51"/>
          <table:table-cell table:style-name="ce10" table:number-columns-repeated="998"/>
        </table:table-row>
        <table:table-row table:style-name="ro2">
          <table:table-cell table:style-name="ce3"/>
          <table:table-cell table:style-name="ce8" office:value-type="string" calcext:value-type="string">
            <text:p>Mary</text:p>
          </table:table-cell>
          <table:table-cell table:style-name="ce14"/>
          <table:table-cell table:style-name="ce19" office:value-type="float" office:value="89" calcext:value-type="float">
            <text:p>89</text:p>
          </table:table-cell>
          <table:table-cell table:style-name="ce23"/>
          <table:table-cell table:style-name="ce28"/>
          <table:table-cell table:style-name="ce23"/>
          <table:table-cell table:style-name="ce28" table:number-columns-repeated="2"/>
          <table:table-cell table:style-name="ce91"/>
          <table:table-cell table:style-name="ce96"/>
          <table:table-cell table:style-name="ce23" table:number-columns-repeated="9"/>
          <table:table-cell table:style-name="ce28"/>
          <table:table-cell table:style-name="ce23"/>
          <table:table-cell table:style-name="ce96"/>
          <table:table-cell table:style-name="ce91"/>
          <table:table-cell table:style-name="ce96"/>
          <table:table-cell table:style-name="ce52"/>
          <table:table-cell table:style-name="ce8" table:number-columns-repeated="998"/>
        </table:table-row>
        <table:table-row table:style-name="ro1">
          <table:table-cell table:style-name="ce5"/>
          <table:table-cell table:style-name="ce10"/>
          <table:table-cell table:style-name="ce15" table:formula="of:=[.C1]" office:value-type="string" office:string-value="Count" calcext:value-type="string">
            <text:p>Count</text:p>
          </table:table-cell>
          <table:table-cell table:style-name="ce15" table:formula="of:=[.D1]" office:value-type="string" office:string-value="#" calcext:value-type="string">
            <text:p>#</text:p>
          </table:table-cell>
          <table:table-cell table:style-name="ce15" table:formula="of:=[.E1]" office:value-type="string" office:string-value="dato" calcext:value-type="string">
            <text:p>dato</text:p>
          </table:table-cell>
          <table:table-cell table:style-name="ce32" table:formula="of:=[.F1]" office:value-type="string" office:string-value="Linje&#10;Sensor" calcext:value-type="string">
            <text:p>Linje</text:p>
            <text:p>Sensor</text:p>
          </table:table-cell>
          <table:table-cell table:style-name="ce15" table:formula="of:=[.G1]" office:value-type="string" office:string-value="Batteri&#10;OK" calcext:value-type="string">
            <text:p>Batteri</text:p>
            <text:p>OK</text:p>
          </table:table-cell>
          <table:table-cell table:style-name="ce32" table:formula="of:=[.H1]" office:value-type="string" office:string-value="Nyt&#10;Batteri" calcext:value-type="string">
            <text:p>Nyt</text:p>
            <text:p>Batteri</text:p>
          </table:table-cell>
          <table:table-cell table:style-name="ce32" table:number-columns-repeated="2"/>
          <table:table-cell table:style-name="ce15" table:formula="of:=[.K1]" office:value-type="string" office:string-value="IR" calcext:value-type="string">
            <text:p>IR</text:p>
          </table:table-cell>
          <table:table-cell table:style-name="ce15" table:formula="of:=[.L1]" office:value-type="string" office:string-value="castor" calcext:value-type="string">
            <text:p>castor</text:p>
          </table:table-cell>
          <table:table-cell table:style-name="ce15" table:formula="of:=[.M1]" office:value-type="string" office:string-value="oled&#10;Display" calcext:value-type="string">
            <text:p>oled</text:p>
            <text:p>Display</text:p>
          </table:table-cell>
          <table:table-cell table:style-name="ce15" table:formula="of:=[.N1]" office:value-type="string" office:string-value="nye&#10;Knapper" calcext:value-type="string">
            <text:p>nye</text:p>
            <text:p>Knapper</text:p>
          </table:table-cell>
          <table:table-cell table:style-name="ce15" table:formula="of:=[.O1]" office:value-type="string" office:string-value="Lader&#10;OK" calcext:value-type="string">
            <text:p>Lader</text:p>
            <text:p>OK</text:p>
          </table:table-cell>
          <table:table-cell table:style-name="ce15" table:formula="of:=[.P1]" office:value-type="string" office:string-value="HW&#10;vendt" calcext:value-type="string">
            <text:p>HW</text:p>
            <text:p>vendt</text:p>
          </table:table-cell>
          <table:table-cell table:style-name="ce15" table:formula="of:=[.Q1]" office:value-type="string" office:string-value="kan&#10;Vendes" calcext:value-type="string">
            <text:p>kan</text:p>
            <text:p>Vendes</text:p>
          </table:table-cell>
          <table:table-cell table:style-name="ce15" table:formula="of:=[.R1]" office:value-type="string" office:string-value="motor&#10;Type" calcext:value-type="string">
            <text:p>motor</text:p>
            <text:p>Type</text:p>
          </table:table-cell>
          <table:table-cell table:style-name="ce15" table:formula="of:=[.S1]" office:value-type="string" office:string-value="motor&#10;Test" calcext:value-type="string">
            <text:p>motor</text:p>
            <text:p>Test</text:p>
          </table:table-cell>
          <table:table-cell table:style-name="ce15" table:formula="of:=[.T1]" office:value-type="string" office:string-value="sw" calcext:value-type="string">
            <text:p>sw</text:p>
          </table:table-cell>
          <table:table-cell table:style-name="ce32" table:formula="of:=[.U1]" office:value-type="string" office:string-value="CTRL&#10;Reset" calcext:value-type="string">
            <text:p>CTRL</text:p>
            <text:p>Reset</text:p>
          </table:table-cell>
          <table:table-cell table:style-name="ce15" table:formula="of:=[.V1]" office:value-type="string" office:string-value="flash" calcext:value-type="string">
            <text:p>flash</text:p>
          </table:table-cell>
          <table:table-cell table:style-name="ce15" table:formula="of:=[.W1]" office:value-type="string" office:string-value="Log&#10;to def&#10; +test" calcext:value-type="string">
            <text:p>Log</text:p>
            <text:p>to def</text:p>
            <text:p> +test</text:p>
          </table:table-cell>
          <table:table-cell table:style-name="ce32" table:formula="of:=[.X1]" office:value-type="string" office:string-value="Mission&#10;2sec" calcext:value-type="string">
            <text:p>Mission</text:p>
            <text:p>2sec</text:p>
          </table:table-cell>
          <table:table-cell table:style-name="ce15" table:formula="of:=[.Y1]" office:value-type="string" office:string-value="2-click &#10;Test&#10;Balance" calcext:value-type="string">
            <text:p>2-click </text:p>
            <text:p>Test</text:p>
            <text:p>Balance</text:p>
          </table:table-cell>
          <table:table-cell table:style-name="ce32" table:formula="of:=[.Z1]" office:value-type="string" office:string-value="Bat&#10;Volt&#10;Lader" calcext:value-type="string">
            <text:p>Bat</text:p>
            <text:p>Volt</text:p>
            <text:p>Lader</text:p>
          </table:table-cell>
          <table:table-cell table:style-name="ce10" table:number-columns-repeated="998"/>
        </table:table-row>
        <table:table-row table:style-name="ro2">
          <table:table-cell table:style-name="ce6"/>
          <table:table-cell table:style-name="ce11"/>
          <table:table-cell table:style-name="ce16" table:formula="of:=SUM([.C$2:.C90])" office:value-type="float" office:value="70" calcext:value-type="float">
            <text:p>70</text:p>
          </table:table-cell>
          <table:table-cell table:style-name="ce21"/>
          <table:table-cell table:style-name="ce26"/>
          <table:table-cell table:style-name="ce33" table:formula="of:=COUNTIF([.F2:.F90];&quot;=ja&quot;)" office:value-type="float" office:value="19" calcext:value-type="float">
            <text:p>19</text:p>
          </table:table-cell>
          <table:table-cell table:style-name="ce26"/>
          <table:table-cell table:style-name="ce33" table:number-columns-repeated="2"/>
          <table:table-cell table:style-name="ce95"/>
          <table:table-cell table:style-name="ce16"/>
          <table:table-cell table:style-name="ce26" table:number-columns-repeated="4"/>
          <table:table-cell table:style-name="ce26" office:value-type="float" office:value="21" calcext:value-type="float">
            <text:p>21</text:p>
          </table:table-cell>
          <table:table-cell table:style-name="ce26" table:formula="of:=COUNTIF([.Q2:.Q90];&quot;=ja&quot;)" office:value-type="float" office:value="47" calcext:value-type="float">
            <text:p>47</text:p>
          </table:table-cell>
          <table:table-cell table:style-name="ce26" table:number-columns-repeated="3"/>
          <table:table-cell table:style-name="ce33"/>
          <table:table-cell table:style-name="ce26"/>
          <table:table-cell table:style-name="ce16"/>
          <table:table-cell table:style-name="ce95"/>
          <table:table-cell table:style-name="ce16"/>
          <table:table-cell table:style-name="ce33"/>
          <table:table-cell table:style-name="ce11" table:number-columns-repeated="99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Efter.$A$1" table:cell-range-address="$Efter.$A$1:.$AA$62"/>
        </table:named-expressions>
        <calcext:conditional-formats>
          <calcext:conditional-format calcext:target-range-address="Efter.Z2:Efter.Z14 Efter.Z58:Efter.Z60 Efter.Z16:Efter.Z18 Efter.Z21:Efter.Z33 Efter.Z35:Efter.Z56 Efter.E2:Efter.E13 Efter.E15:Efter.E60 Efter.F2:Efter.Y60 Efter.O61:Efter.O61 Efter.E62:Efter.Y90">
            <calcext:condition calcext:apply-style-name="ConditionalStyle_6" calcext:value="&gt;0" calcext:base-cell-address="Efter.E2"/>
            <calcext:condition calcext:apply-style-name="ConditionalStyle_5" calcext:value="contains-text(&quot;mangler&quot;)" calcext:base-cell-address="Efter.E2"/>
          </calcext:conditional-format>
          <calcext:conditional-format calcext:target-range-address="Efter.AA2:Efter.AA20 Efter.AA22:Efter.AA62 Efter.Z2:Efter.Z14 Efter.Z58:Efter.Z60 Efter.Z16:Efter.Z18 Efter.Z21:Efter.Z33 Efter.Z35:Efter.Z56 Efter.E2:Efter.E13 Efter.E15:Efter.E60 Efter.F2:Efter.Y60 Efter.O61:Efter.O61 Efter.E62:Efter.Y90">
            <calcext:condition calcext:apply-style-name="ConditionalStyle_3" calcext:value="contains-text(&quot;dårlig&quot;)" calcext:base-cell-address="Efter.E2"/>
            <calcext:condition calcext:apply-style-name="ConditionalStyle_2" calcext:value="contains-text(&quot;nej&quot;)" calcext:base-cell-address="Efter.E2"/>
            <calcext:condition calcext:apply-style-name="ConditionalStyle_1" calcext:value="contains-text(&quot;ja&quot;)" calcext:base-cell-address="Efter.E2"/>
          </calcext:conditional-format>
          <calcext:conditional-format calcext:target-range-address="Efter.Z15:Efter.Z15">
            <calcext:condition calcext:apply-style-name="ConditionalStyle_6" calcext:value="&gt;0" calcext:base-cell-address="Efter.Z15"/>
            <calcext:condition calcext:apply-style-name="ConditionalStyle_5" calcext:value="contains-text(&quot;mangler&quot;)" calcext:base-cell-address="Efter.Z15"/>
          </calcext:conditional-format>
          <calcext:conditional-format calcext:target-range-address="Efter.Z15:Efter.Z15">
            <calcext:condition calcext:apply-style-name="ConditionalStyle_3" calcext:value="contains-text(&quot;dårlig&quot;)" calcext:base-cell-address="Efter.Z15"/>
            <calcext:condition calcext:apply-style-name="ConditionalStyle_2" calcext:value="contains-text(&quot;nej&quot;)" calcext:base-cell-address="Efter.Z15"/>
            <calcext:condition calcext:apply-style-name="ConditionalStyle_1" calcext:value="contains-text(&quot;ja&quot;)" calcext:base-cell-address="Efter.Z15"/>
          </calcext:conditional-format>
          <calcext:conditional-format calcext:target-range-address="Efter.Z19:Efter.Z19">
            <calcext:condition calcext:apply-style-name="ConditionalStyle_6" calcext:value="&gt;0" calcext:base-cell-address="Efter.Z19"/>
            <calcext:condition calcext:apply-style-name="ConditionalStyle_5" calcext:value="contains-text(&quot;mangler&quot;)" calcext:base-cell-address="Efter.Z19"/>
          </calcext:conditional-format>
          <calcext:conditional-format calcext:target-range-address="Efter.Z19:Efter.Z19">
            <calcext:condition calcext:apply-style-name="ConditionalStyle_3" calcext:value="contains-text(&quot;dårlig&quot;)" calcext:base-cell-address="Efter.Z19"/>
            <calcext:condition calcext:apply-style-name="ConditionalStyle_2" calcext:value="contains-text(&quot;nej&quot;)" calcext:base-cell-address="Efter.Z19"/>
            <calcext:condition calcext:apply-style-name="ConditionalStyle_1" calcext:value="contains-text(&quot;ja&quot;)" calcext:base-cell-address="Efter.Z19"/>
          </calcext:conditional-format>
          <calcext:conditional-format calcext:target-range-address="Efter.Z20:Efter.Z20">
            <calcext:condition calcext:apply-style-name="ConditionalStyle_6" calcext:value="&gt;0" calcext:base-cell-address="Efter.Z20"/>
            <calcext:condition calcext:apply-style-name="ConditionalStyle_5" calcext:value="contains-text(&quot;mangler&quot;)" calcext:base-cell-address="Efter.Z20"/>
          </calcext:conditional-format>
          <calcext:conditional-format calcext:target-range-address="Efter.Z20:Efter.Z20">
            <calcext:condition calcext:apply-style-name="ConditionalStyle_3" calcext:value="contains-text(&quot;dårlig&quot;)" calcext:base-cell-address="Efter.Z20"/>
            <calcext:condition calcext:apply-style-name="ConditionalStyle_2" calcext:value="contains-text(&quot;nej&quot;)" calcext:base-cell-address="Efter.Z20"/>
            <calcext:condition calcext:apply-style-name="ConditionalStyle_1" calcext:value="contains-text(&quot;ja&quot;)" calcext:base-cell-address="Efter.Z20"/>
          </calcext:conditional-format>
          <calcext:conditional-format calcext:target-range-address="Efter.Z34:Efter.Z34">
            <calcext:condition calcext:apply-style-name="ConditionalStyle_6" calcext:value="&gt;0" calcext:base-cell-address="Efter.Z34"/>
            <calcext:condition calcext:apply-style-name="ConditionalStyle_5" calcext:value="contains-text(&quot;mangler&quot;)" calcext:base-cell-address="Efter.Z34"/>
          </calcext:conditional-format>
          <calcext:conditional-format calcext:target-range-address="Efter.Z34:Efter.Z34">
            <calcext:condition calcext:apply-style-name="ConditionalStyle_3" calcext:value="contains-text(&quot;dårlig&quot;)" calcext:base-cell-address="Efter.Z34"/>
            <calcext:condition calcext:apply-style-name="ConditionalStyle_2" calcext:value="contains-text(&quot;nej&quot;)" calcext:base-cell-address="Efter.Z34"/>
            <calcext:condition calcext:apply-style-name="ConditionalStyle_1" calcext:value="contains-text(&quot;ja&quot;)" calcext:base-cell-address="Efter.Z34"/>
          </calcext:conditional-format>
          <calcext:conditional-format calcext:target-range-address="Efter.Z57:Efter.Z57">
            <calcext:condition calcext:apply-style-name="ConditionalStyle_6" calcext:value="&gt;0" calcext:base-cell-address="Efter.Z57"/>
            <calcext:condition calcext:apply-style-name="ConditionalStyle_5" calcext:value="contains-text(&quot;mangler&quot;)" calcext:base-cell-address="Efter.Z57"/>
          </calcext:conditional-format>
          <calcext:conditional-format calcext:target-range-address="Efter.Z57:Efter.Z57">
            <calcext:condition calcext:apply-style-name="ConditionalStyle_3" calcext:value="contains-text(&quot;dårlig&quot;)" calcext:base-cell-address="Efter.Z57"/>
            <calcext:condition calcext:apply-style-name="ConditionalStyle_2" calcext:value="contains-text(&quot;nej&quot;)" calcext:base-cell-address="Efter.Z57"/>
            <calcext:condition calcext:apply-style-name="ConditionalStyle_1" calcext:value="contains-text(&quot;ja&quot;)" calcext:base-cell-address="Efter.Z57"/>
          </calcext:conditional-format>
          <calcext:conditional-format calcext:target-range-address="Efter.Z62:Efter.Z62">
            <calcext:condition calcext:apply-style-name="ConditionalStyle_6" calcext:value="&gt;0" calcext:base-cell-address="Efter.Z62"/>
            <calcext:condition calcext:apply-style-name="ConditionalStyle_5" calcext:value="contains-text(&quot;mangler&quot;)" calcext:base-cell-address="Efter.Z62"/>
          </calcext:conditional-format>
          <calcext:conditional-format calcext:target-range-address="Efter.Z62:Efter.Z62">
            <calcext:condition calcext:apply-style-name="ConditionalStyle_3" calcext:value="contains-text(&quot;dårlig&quot;)" calcext:base-cell-address="Efter.Z62"/>
            <calcext:condition calcext:apply-style-name="ConditionalStyle_2" calcext:value="contains-text(&quot;nej&quot;)" calcext:base-cell-address="Efter.Z62"/>
            <calcext:condition calcext:apply-style-name="ConditionalStyle_1" calcext:value="contains-text(&quot;ja&quot;)" calcext:base-cell-address="Efter.Z62"/>
          </calcext:conditional-format>
          <calcext:conditional-format calcext:target-range-address="Efter.AB14:Efter.AB14">
            <calcext:condition calcext:apply-style-name="ConditionalStyle_6" calcext:value="&gt;0" calcext:base-cell-address="Efter.AB14"/>
            <calcext:condition calcext:apply-style-name="ConditionalStyle_5" calcext:value="contains-text(&quot;mangler&quot;)" calcext:base-cell-address="Efter.AB14"/>
          </calcext:conditional-format>
          <calcext:conditional-format calcext:target-range-address="Efter.AB14:Efter.AB14">
            <calcext:condition calcext:apply-style-name="ConditionalStyle_3" calcext:value="contains-text(&quot;dårlig&quot;)" calcext:base-cell-address="Efter.AB14"/>
            <calcext:condition calcext:apply-style-name="ConditionalStyle_2" calcext:value="contains-text(&quot;nej&quot;)" calcext:base-cell-address="Efter.AB14"/>
            <calcext:condition calcext:apply-style-name="ConditionalStyle_1" calcext:value="contains-text(&quot;ja&quot;)" calcext:base-cell-address="Efter.AB14"/>
          </calcext:conditional-format>
          <calcext:conditional-format calcext:target-range-address="Efter.E61:Efter.E61">
            <calcext:condition calcext:apply-style-name="ConditionalStyle_6" calcext:value="&gt;0" calcext:base-cell-address="Efter.E61"/>
            <calcext:condition calcext:apply-style-name="ConditionalStyle_5" calcext:value="contains-text(&quot;mangler&quot;)" calcext:base-cell-address="Efter.E61"/>
          </calcext:conditional-format>
          <calcext:conditional-format calcext:target-range-address="Efter.E61:Efter.E61">
            <calcext:condition calcext:apply-style-name="ConditionalStyle_3" calcext:value="contains-text(&quot;dårlig&quot;)" calcext:base-cell-address="Efter.E61"/>
            <calcext:condition calcext:apply-style-name="ConditionalStyle_2" calcext:value="contains-text(&quot;nej&quot;)" calcext:base-cell-address="Efter.E61"/>
            <calcext:condition calcext:apply-style-name="ConditionalStyle_1" calcext:value="contains-text(&quot;ja&quot;)" calcext:base-cell-address="Efter.E61"/>
          </calcext:conditional-format>
          <calcext:conditional-format calcext:target-range-address="Efter.F61:Efter.F61">
            <calcext:condition calcext:apply-style-name="ConditionalStyle_6" calcext:value="&gt;0" calcext:base-cell-address="Efter.F61"/>
            <calcext:condition calcext:apply-style-name="ConditionalStyle_5" calcext:value="contains-text(&quot;mangler&quot;)" calcext:base-cell-address="Efter.F61"/>
          </calcext:conditional-format>
          <calcext:conditional-format calcext:target-range-address="Efter.F61:Efter.F61">
            <calcext:condition calcext:apply-style-name="ConditionalStyle_3" calcext:value="contains-text(&quot;dårlig&quot;)" calcext:base-cell-address="Efter.F61"/>
            <calcext:condition calcext:apply-style-name="ConditionalStyle_2" calcext:value="contains-text(&quot;nej&quot;)" calcext:base-cell-address="Efter.F61"/>
            <calcext:condition calcext:apply-style-name="ConditionalStyle_1" calcext:value="contains-text(&quot;ja&quot;)" calcext:base-cell-address="Efter.F61"/>
          </calcext:conditional-format>
          <calcext:conditional-format calcext:target-range-address="Efter.G61:Efter.J61">
            <calcext:condition calcext:apply-style-name="ConditionalStyle_6" calcext:value="&gt;0" calcext:base-cell-address="Efter.G61"/>
            <calcext:condition calcext:apply-style-name="ConditionalStyle_5" calcext:value="contains-text(&quot;mangler&quot;)" calcext:base-cell-address="Efter.G61"/>
          </calcext:conditional-format>
          <calcext:conditional-format calcext:target-range-address="Efter.G61:Efter.J61">
            <calcext:condition calcext:apply-style-name="ConditionalStyle_3" calcext:value="contains-text(&quot;dårlig&quot;)" calcext:base-cell-address="Efter.G61"/>
            <calcext:condition calcext:apply-style-name="ConditionalStyle_2" calcext:value="contains-text(&quot;nej&quot;)" calcext:base-cell-address="Efter.G61"/>
            <calcext:condition calcext:apply-style-name="ConditionalStyle_1" calcext:value="contains-text(&quot;ja&quot;)" calcext:base-cell-address="Efter.G61"/>
          </calcext:conditional-format>
          <calcext:conditional-format calcext:target-range-address="Efter.K61:Efter.K61">
            <calcext:condition calcext:apply-style-name="ConditionalStyle_6" calcext:value="&gt;0" calcext:base-cell-address="Efter.K61"/>
            <calcext:condition calcext:apply-style-name="ConditionalStyle_5" calcext:value="contains-text(&quot;mangler&quot;)" calcext:base-cell-address="Efter.K61"/>
          </calcext:conditional-format>
          <calcext:conditional-format calcext:target-range-address="Efter.K61:Efter.K61">
            <calcext:condition calcext:apply-style-name="ConditionalStyle_3" calcext:value="contains-text(&quot;dårlig&quot;)" calcext:base-cell-address="Efter.K61"/>
            <calcext:condition calcext:apply-style-name="ConditionalStyle_2" calcext:value="contains-text(&quot;nej&quot;)" calcext:base-cell-address="Efter.K61"/>
            <calcext:condition calcext:apply-style-name="ConditionalStyle_1" calcext:value="contains-text(&quot;ja&quot;)" calcext:base-cell-address="Efter.K61"/>
          </calcext:conditional-format>
          <calcext:conditional-format calcext:target-range-address="Efter.L61:Efter.N61">
            <calcext:condition calcext:apply-style-name="ConditionalStyle_6" calcext:value="&gt;0" calcext:base-cell-address="Efter.L61"/>
            <calcext:condition calcext:apply-style-name="ConditionalStyle_5" calcext:value="contains-text(&quot;mangler&quot;)" calcext:base-cell-address="Efter.L61"/>
          </calcext:conditional-format>
          <calcext:conditional-format calcext:target-range-address="Efter.L61:Efter.N61">
            <calcext:condition calcext:apply-style-name="ConditionalStyle_3" calcext:value="contains-text(&quot;dårlig&quot;)" calcext:base-cell-address="Efter.L61"/>
            <calcext:condition calcext:apply-style-name="ConditionalStyle_2" calcext:value="contains-text(&quot;nej&quot;)" calcext:base-cell-address="Efter.L61"/>
            <calcext:condition calcext:apply-style-name="ConditionalStyle_1" calcext:value="contains-text(&quot;ja&quot;)" calcext:base-cell-address="Efter.L61"/>
          </calcext:conditional-format>
          <calcext:conditional-format calcext:target-range-address="Efter.P61:Efter.P61">
            <calcext:condition calcext:apply-style-name="ConditionalStyle_6" calcext:value="&gt;0" calcext:base-cell-address="Efter.P61"/>
            <calcext:condition calcext:apply-style-name="ConditionalStyle_5" calcext:value="contains-text(&quot;mangler&quot;)" calcext:base-cell-address="Efter.P61"/>
          </calcext:conditional-format>
          <calcext:conditional-format calcext:target-range-address="Efter.P61:Efter.P61">
            <calcext:condition calcext:apply-style-name="ConditionalStyle_3" calcext:value="contains-text(&quot;dårlig&quot;)" calcext:base-cell-address="Efter.P61"/>
            <calcext:condition calcext:apply-style-name="ConditionalStyle_2" calcext:value="contains-text(&quot;nej&quot;)" calcext:base-cell-address="Efter.P61"/>
            <calcext:condition calcext:apply-style-name="ConditionalStyle_1" calcext:value="contains-text(&quot;ja&quot;)" calcext:base-cell-address="Efter.P61"/>
          </calcext:conditional-format>
          <calcext:conditional-format calcext:target-range-address="Efter.Q61:Efter.Y61">
            <calcext:condition calcext:apply-style-name="ConditionalStyle_6" calcext:value="&gt;0" calcext:base-cell-address="Efter.Q61"/>
            <calcext:condition calcext:apply-style-name="ConditionalStyle_5" calcext:value="contains-text(&quot;mangler&quot;)" calcext:base-cell-address="Efter.Q61"/>
          </calcext:conditional-format>
          <calcext:conditional-format calcext:target-range-address="Efter.Q61:Efter.Y61">
            <calcext:condition calcext:apply-style-name="ConditionalStyle_3" calcext:value="contains-text(&quot;dårlig&quot;)" calcext:base-cell-address="Efter.Q61"/>
            <calcext:condition calcext:apply-style-name="ConditionalStyle_2" calcext:value="contains-text(&quot;nej&quot;)" calcext:base-cell-address="Efter.Q61"/>
            <calcext:condition calcext:apply-style-name="ConditionalStyle_1" calcext:value="contains-text(&quot;ja&quot;)" calcext:base-cell-address="Efter.Q61"/>
          </calcext:conditional-format>
          <calcext:conditional-format calcext:target-range-address="Efter.Z61:Efter.Z61">
            <calcext:condition calcext:apply-style-name="ConditionalStyle_6" calcext:value="&gt;0" calcext:base-cell-address="Efter.Z61"/>
            <calcext:condition calcext:apply-style-name="ConditionalStyle_5" calcext:value="contains-text(&quot;mangler&quot;)" calcext:base-cell-address="Efter.Z61"/>
          </calcext:conditional-format>
          <calcext:conditional-format calcext:target-range-address="Efter.Z61:Efter.Z61">
            <calcext:condition calcext:apply-style-name="ConditionalStyle_3" calcext:value="contains-text(&quot;dårlig&quot;)" calcext:base-cell-address="Efter.Z61"/>
            <calcext:condition calcext:apply-style-name="ConditionalStyle_2" calcext:value="contains-text(&quot;nej&quot;)" calcext:base-cell-address="Efter.Z61"/>
            <calcext:condition calcext:apply-style-name="ConditionalStyle_1" calcext:value="contains-text(&quot;ja&quot;)" calcext:base-cell-address="Efter.Z61"/>
          </calcext:conditional-format>
          <calcext:conditional-format calcext:target-range-address="Efter.C2:Efter.C91 Efter.D91:Efter.Z91">
            <calcext:condition calcext:apply-style-name="ConditionalStyle_4" calcext:value="&gt;0" calcext:base-cell-address="Efter.C2"/>
          </calcext:conditional-format>
        </calcext:conditional-formats>
      </table:table>
      <table:named-expressions/>
      <table:database-ranges>
        <table:database-range table:name="__Anonymous_Sheet_DB__0" table:target-range-address="Efter.A1:Efter.AA6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fo:page-width="42cm" fo:page-height="29.7cm" style:num-format="1" style:print-orientation="landscape" fo:margin-top="1.905cm" fo:margin-bottom="1.905cm" fo:margin-left="0.917cm" fo:margin-right="1.18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Efter" style:display-name="PageStyle_Ef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ian</meta:initial-creator>
    <meta:creation-date>2018-01-22T12:54:25</meta:creation-date>
    <dc:date>2024-01-03T10:41:04.249076070</dc:date>
    <meta:generator>LibreOffice/7.3.7.2$Linux_X86_64 LibreOffice_project/30$Build-2</meta:generator>
    <meta:editing-duration>P2DT23H21M13S</meta:editing-duration>
    <meta:editing-cycles>165</meta:editing-cycles>
    <meta:print-date>2024-01-03T10:11:13.732358917</meta:print-date>
    <meta:document-statistic meta:table-count="1" meta:cell-count="18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